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27.584cm" fo:margin-left="0.116cm" fo:margin-right="0cm" table:align="margins"/>
    </style:style>
    <style:style style:name="Tableau1.A" style:family="table-column">
      <style:table-column-properties style:column-width="9.096cm" style:rel-column-width="21611*"/>
    </style:style>
    <style:style style:name="Tableau1.B" style:family="table-column">
      <style:table-column-properties style:column-width="6.941cm" style:rel-column-width="16492*"/>
    </style:style>
    <style:style style:name="Tableau1.C" style:family="table-column">
      <style:table-column-properties style:column-width="11.546cm" style:rel-column-width="27432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7.584cm" fo:margin-left="0.116cm" fo:margin-right="0cm" table:align="margins"/>
    </style:style>
    <style:style style:name="Tableau2.A" style:family="table-column">
      <style:table-column-properties style:column-width="9.096cm" style:rel-column-width="21611*"/>
    </style:style>
    <style:style style:name="Tableau2.B" style:family="table-column">
      <style:table-column-properties style:column-width="6.941cm" style:rel-column-width="16492*"/>
    </style:style>
    <style:style style:name="Tableau2.C" style:family="table-column">
      <style:table-column-properties style:column-width="11.546cm" style:rel-column-width="27432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2" style:family="table-row">
      <style:table-row-properties style:min-row-height="15.722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  <style:style style:name="P5" style:family="paragraph" style:parent-style-name="Text_20_body">
      <style:paragraph-properties fo:margin-top="0cm" fo:margin-bottom="0cm" loext:contextual-spacing="false" fo:line-height="100%"/>
      <style:text-properties style:font-name="Arial1" fo:font-size="10pt" style:text-underline-style="solid" style:text-underline-width="auto" style:text-underline-color="font-color" style:font-size-asian="10pt" style:font-size-complex="10pt"/>
    </style:style>
    <style:style style:name="P6" style:family="paragraph" style:parent-style-name="Text_20_body">
      <style:paragraph-properties fo:margin-top="0cm" fo:margin-bottom="0cm" loext:contextual-spacing="false" fo:line-height="100%"/>
      <style:text-properties style:font-name="Arial1" fo:font-size="10pt" style:font-size-asian="10pt" style:font-size-complex="10pt"/>
    </style:style>
    <style:style style:name="P7" style:family="paragraph" style:parent-style-name="Text_20_body">
      <style:paragraph-properties fo:margin-top="0cm" fo:margin-bottom="0cm" loext:contextual-spacing="false" fo:line-height="100%"/>
      <style:text-properties style:text-line-through-style="none" style:text-line-through-type="none" style:font-name="Arial1" fo:font-size="10pt" style:text-underline-style="solid" style:text-underline-width="auto" style:text-underline-color="font-color" fo:font-weight="bold" style:text-blinking="false" style:font-size-asian="10pt" style:font-size-complex="10pt"/>
    </style:style>
    <style:style style:name="P8" style:family="paragraph" style:parent-style-name="Text_20_body">
      <style:paragraph-properties fo:margin-top="0cm" fo:margin-bottom="0cm" loext:contextual-spacing="false" fo:line-height="100%"/>
      <style:text-properties style:font-name="Arial" fo:font-size="10pt" style:font-size-asian="10pt" style:font-size-complex="10pt"/>
    </style:style>
    <style:style style:name="P9" style:family="paragraph" style:parent-style-name="Text_20_body">
      <style:paragraph-properties fo:margin-top="0cm" fo:margin-bottom="0cm" loext:contextual-spacing="false" fo:line-height="100%"/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P10" style:family="paragraph" style:parent-style-name="Text_20_body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P11" style:family="paragraph" style:parent-style-name="Text_20_body">
      <style:text-properties style:font-name="Arial1" fo:font-size="10pt" style:font-size-asian="10pt" style:font-size-complex="10pt"/>
    </style:style>
    <style:style style:name="P12" style:family="paragraph" style:parent-style-name="Text_20_body">
      <style:text-properties style:font-name="Arial1" fo:font-size="10pt" officeooo:paragraph-rsid="0026454a" style:font-size-asian="10pt" style:font-size-complex="10pt"/>
    </style:style>
    <style:style style:name="P13" style:family="paragraph" style:parent-style-name="Text_20_body">
      <style:text-properties style:font-name="Arial1" fo:font-size="10pt" style:text-underline-style="solid" style:text-underline-width="auto" style:text-underline-color="font-color" style:font-size-asian="10pt" style:font-size-complex="10pt"/>
    </style:style>
    <style:style style:name="P14" style:family="paragraph" style:parent-style-name="Text_20_body">
      <style:text-properties style:font-name="Arial1" fo:font-size="10pt" style:text-underline-style="solid" style:text-underline-width="auto" style:text-underline-color="font-color" officeooo:paragraph-rsid="0026454a" style:font-size-asian="10pt" style:font-size-complex="10pt"/>
    </style:style>
    <style:style style:name="P15" style:family="paragraph" style:parent-style-name="Text_20_body">
      <style:text-properties fo:font-size="10pt" style:font-size-asian="10pt" style:font-size-complex="10pt"/>
    </style:style>
    <style:style style:name="P16" style:family="paragraph" style:parent-style-name="Text_20_body">
      <style:text-properties fo:font-size="10pt" officeooo:paragraph-rsid="0026454a" style:font-size-asian="10pt" style:font-size-complex="10pt"/>
    </style:style>
    <style:style style:name="P17" style:family="paragraph" style:parent-style-name="Text_20_body">
      <style:text-properties fo:font-size="10pt" fo:font-weight="normal" style:font-size-asian="10pt" style:font-weight-asian="normal" style:font-size-complex="10pt" style:font-weight-complex="normal"/>
    </style:style>
    <style:style style:name="P18" style:family="paragraph" style:parent-style-name="Text_20_body">
      <style:text-properties fo:font-size="10pt" fo:font-weight="normal" officeooo:paragraph-rsid="0026454a" style:font-size-asian="10pt" style:font-weight-asian="normal" style:font-size-complex="10pt" style:font-weight-complex="normal"/>
    </style:style>
    <style:style style:name="P19" style:family="paragraph" style:parent-style-name="Text_20_body">
      <style:text-properties fo:color="#800000" style:font-name="Arial1" fo:font-size="10pt" style:text-underline-style="solid" style:text-underline-width="auto" style:text-underline-color="font-color" fo:font-weight="normal" officeooo:rsid="00233383" officeooo:paragraph-rsid="00248d9c" style:font-size-asian="10pt" style:font-weight-asian="normal" style:font-size-complex="10pt" style:font-weight-complex="normal"/>
    </style:style>
    <style:style style:name="P20" style:family="paragraph" style:parent-style-name="Text_20_body">
      <style:text-properties fo:color="#000000" style:font-name="Arial" fo:font-size="12pt" fo:font-style="normal" officeooo:paragraph-rsid="0026454a" style:font-size-asian="12pt" style:font-style-asian="normal" style:font-size-complex="12pt" style:font-style-complex="normal"/>
    </style:style>
    <style:style style:name="P21" style:family="paragraph" style:parent-style-name="Text_20_body">
      <style:text-properties fo:color="#000000" style:font-name="Arial" fo:font-size="10pt" fo:font-style="normal" style:font-size-asian="10pt" style:font-style-asian="normal" style:font-size-complex="10pt" style:font-style-complex="normal"/>
    </style:style>
    <style:style style:name="P22" style:family="paragraph" style:parent-style-name="Text_20_body">
      <style:text-properties fo:color="#000000" style:font-name="Arial" fo:font-size="10pt" fo:font-style="normal" officeooo:paragraph-rsid="0026454a" style:font-size-asian="10pt" style:font-style-asian="normal" style:font-size-complex="10pt" style:font-style-complex="normal"/>
    </style:style>
    <style:style style:name="P23" style:family="paragraph" style:parent-style-name="Text_20_body">
      <style:text-properties fo:color="#000000" style:font-name="Arial" fo:font-size="11pt" fo:font-style="normal" officeooo:paragraph-rsid="0015cf3e" style:font-size-asian="11pt" style:font-style-asian="normal" style:font-size-complex="11pt" style:font-style-complex="normal"/>
    </style:style>
    <style:style style:name="P24" style:family="paragraph" style:parent-style-name="Text_20_body">
      <style:paragraph-properties fo:margin-top="0cm" fo:margin-bottom="0.101cm" loext:contextual-spacing="false" fo:line-height="100%"/>
      <style:text-properties fo:font-size="10pt" style:font-size-asian="10pt" style:font-size-complex="10pt"/>
    </style:style>
    <style:style style:name="P25" style:family="paragraph" style:parent-style-name="Text_20_body">
      <style:paragraph-properties fo:margin-top="0cm" fo:margin-bottom="0.101cm" loext:contextual-spacing="false" fo:line-height="100%"/>
      <style:text-properties style:font-name="Arial" fo:font-size="10pt" style:font-size-asian="10pt" style:font-size-complex="10pt"/>
    </style:style>
    <style:style style:name="P26" style:family="paragraph" style:parent-style-name="Text_20_body">
      <style:paragraph-properties fo:margin-top="0cm" fo:margin-bottom="0.101cm" loext:contextual-spacing="false" fo:line-height="100%" fo:text-align="center" style:justify-single-word="false"/>
      <style:text-properties style:font-name="Arial" fo:font-size="10pt" style:font-size-asian="10pt" style:font-size-complex="10pt"/>
    </style:style>
    <style:style style:name="P27" style:family="paragraph" style:parent-style-name="Text_20_body">
      <style:paragraph-properties fo:margin-top="0cm" fo:margin-bottom="0.101cm" loext:contextual-spacing="false"/>
      <style:text-properties style:font-name="Arial" fo:font-size="10pt" fo:font-style="normal" style:font-size-asian="10pt" style:font-style-asian="normal" style:font-size-complex="10pt" style:font-style-complex="normal"/>
    </style:style>
    <style:style style:name="P28" style:family="paragraph" style:parent-style-name="Text_20_body">
      <style:paragraph-properties fo:margin-top="0cm" fo:margin-bottom="0.101cm" loext:contextual-spacing="false"/>
      <style:text-properties style:font-name="Arial" fo:font-size="10pt" fo:font-style="normal" officeooo:paragraph-rsid="0026454a" style:font-size-asian="10pt" style:font-style-asian="normal" style:font-size-complex="10pt" style:font-style-complex="normal"/>
    </style:style>
    <style:style style:name="P29" style:family="paragraph" style:parent-style-name="Text_20_body">
      <style:paragraph-properties fo:margin-top="0cm" fo:margin-bottom="0.101cm" loext:contextual-spacing="false" fo:line-height="100%"/>
      <style:text-properties style:font-name="Arial1" fo:font-size="10pt" style:text-underline-style="none" fo:font-weight="normal" style:font-size-asian="10pt" style:font-weight-asian="normal" style:font-size-complex="10pt" style:font-weight-complex="normal"/>
    </style:style>
    <style:style style:name="P30" style:family="paragraph" style:parent-style-name="Text_20_body">
      <style:paragraph-properties fo:margin-top="0cm" fo:margin-bottom="0.101cm" loext:contextual-spacing="false"/>
      <style:text-properties fo:color="#000000" style:font-name="Arial" fo:font-size="10pt" fo:font-style="normal" style:font-size-asian="10pt" style:font-style-asian="normal" style:font-size-complex="10pt" style:font-style-complex="normal"/>
    </style:style>
    <style:style style:name="P31" style:family="paragraph" style:parent-style-name="Text_20_body">
      <style:paragraph-properties fo:margin-top="0cm" fo:margin-bottom="0.101cm" loext:contextual-spacing="false"/>
      <style:text-properties fo:color="#000000" style:font-name="Arial" fo:font-size="10pt" fo:font-style="normal" officeooo:paragraph-rsid="0026454a" style:font-size-asian="10pt" style:font-style-asian="normal" style:font-size-complex="10pt" style:font-style-complex="normal"/>
    </style:style>
    <style:style style:name="P32" style:family="paragraph" style:parent-style-name="Text_20_body">
      <style:paragraph-properties fo:margin-top="0cm" fo:margin-bottom="0.101cm" loext:contextual-spacing="false"/>
      <style:text-properties fo:color="#000000" style:font-name="Arial" fo:font-size="10pt" fo:font-style="normal" officeooo:rsid="001d66f0" officeooo:paragraph-rsid="001d66f0" style:font-size-asian="10pt" style:font-style-asian="normal" style:font-size-complex="10pt" style:font-style-complex="normal"/>
    </style:style>
    <style:style style:name="P33" style:family="paragraph" style:parent-style-name="Text_20_body">
      <style:paragraph-properties fo:margin-top="0cm" fo:margin-bottom="0.101cm" loext:contextual-spacing="false"/>
      <style:text-properties fo:color="#ff420e" style:font-name="Arial" fo:font-size="10pt" fo:font-style="normal" style:font-size-asian="10pt" style:font-style-asian="normal" style:font-size-complex="10pt" style:font-style-complex="normal"/>
    </style:style>
    <style:style style:name="P34" style:family="paragraph" style:parent-style-name="Text_20_body">
      <style:paragraph-properties fo:margin-top="0cm" fo:margin-bottom="0.101cm" loext:contextual-spacing="false"/>
      <style:text-properties fo:color="#ff420e" style:font-name="Arial" fo:font-size="10pt" fo:font-style="normal" officeooo:paragraph-rsid="0026454a" style:font-size-asian="10pt" style:font-style-asian="normal" style:font-size-complex="10pt" style:font-style-complex="normal"/>
    </style:style>
    <style:style style:name="P35" style:family="paragraph" style:parent-style-name="Text_20_body">
      <style:paragraph-properties fo:margin-left="1.397cm" fo:margin-right="0cm" fo:text-align="center" style:justify-single-word="false" fo:text-indent="0cm" style:auto-text-indent="false"/>
      <style:text-properties fo:font-size="10pt" style:font-size-asian="10pt" style:font-size-complex="10pt"/>
    </style:style>
    <style:style style:name="P36" style:family="paragraph" style:parent-style-name="Text_20_body">
      <style:paragraph-properties fo:margin-left="1.397cm" fo:margin-right="0cm" fo:text-align="center" style:justify-single-word="false" fo:text-indent="0cm" style:auto-text-indent="false"/>
      <style:text-properties fo:font-size="10pt" style:text-underline-style="solid" style:text-underline-width="auto" style:text-underline-color="font-color" style:font-size-asian="10pt" style:font-size-complex="10pt"/>
    </style:style>
    <style:style style:name="P37" style:family="paragraph" style:parent-style-name="Text_20_body">
      <style:paragraph-properties fo:text-align="center" style:justify-single-word="false" fo:background-color="#e0e0e0" fo:padding="0cm" fo:border="none">
        <style:background-image/>
      </style:paragraph-properties>
      <style:text-properties fo:font-size="10pt" fo:background-color="#e0e0e0" style:font-size-asian="10pt" style:font-size-complex="10pt"/>
    </style:style>
    <style:style style:name="P38" style:family="paragraph" style:parent-style-name="Text_20_body">
      <style:paragraph-properties fo:padding="0cm" fo:border="none"/>
      <style:text-properties fo:font-size="10pt" style:font-size-asian="10pt" style:font-size-complex="10pt"/>
    </style:style>
    <style:style style:name="P39" style:family="paragraph" style:parent-style-name="Text_20_body">
      <style:paragraph-properties fo:padding="0cm" fo:border="none"/>
      <style:text-properties fo:font-size="10pt" officeooo:paragraph-rsid="0026454a" style:font-size-asian="10pt" style:font-size-complex="10pt"/>
    </style:style>
    <style:style style:name="P4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0pt" style:font-size-asian="10pt" style:font-size-complex="10pt"/>
    </style:style>
    <style:style style:name="P4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0pt" officeooo:paragraph-rsid="0026454a" style:font-size-asian="10pt" style:font-size-complex="10pt"/>
    </style:style>
    <style:style style:name="P4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P4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0pt" officeooo:paragraph-rsid="0026454a" style:font-size-asian="10pt" style:font-size-complex="10pt"/>
    </style:style>
    <style:style style:name="P44" style:family="paragraph" style:parent-style-name="Text_20_body">
      <style:paragraph-properties fo:margin-left="0cm" fo:margin-right="0cm" fo:margin-top="0.101cm" fo:margin-bottom="0.21cm" loext:contextual-spacing="false" fo:text-align="start" style:justify-single-word="false" fo:text-indent="0cm" style:auto-text-indent="false" fo:padding="0cm" fo:border="none"/>
      <style:text-properties style:font-name="Arial1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45" style:family="paragraph" style:parent-style-name="Text_20_body">
      <style:paragraph-properties fo:margin-top="0.101cm" fo:margin-bottom="0.21cm" loext:contextual-spacing="false" fo:padding="0cm" fo:border="none"/>
      <style:text-properties fo:font-size="10pt" style:font-size-asian="10pt" style:font-size-complex="10pt"/>
    </style:style>
    <style:style style:name="P46" style:family="paragraph" style:parent-style-name="Text_20_body">
      <style:paragraph-properties fo:margin-top="0.101cm" fo:margin-bottom="0.21cm" loext:contextual-spacing="false" fo:padding="0cm" fo:border="none"/>
      <style:text-properties fo:font-size="10pt" officeooo:paragraph-rsid="0026454a" style:font-size-asian="10pt" style:font-size-complex="10pt"/>
    </style:style>
    <style:style style:name="P47" style:family="paragraph" style:parent-style-name="Text_20_body">
      <style:paragraph-properties fo:margin-top="0.101cm" fo:margin-bottom="0.21cm" loext:contextual-spacing="false" fo:padding="0cm" fo:border="none"/>
      <style:text-properties style:font-name="Arial1" fo:font-size="10pt" style:text-underline-style="solid" style:text-underline-width="auto" style:text-underline-color="font-color" style:font-size-asian="10pt" style:font-size-complex="10pt"/>
    </style:style>
    <style:style style:name="P48" style:family="paragraph" style:parent-style-name="Text_20_body">
      <style:paragraph-properties fo:margin-top="0.101cm" fo:margin-bottom="0.21cm" loext:contextual-spacing="false" fo:padding="0cm" fo:border="none"/>
      <style:text-properties style:font-name="Arial1" fo:font-size="10pt" style:text-underline-style="solid" style:text-underline-width="auto" style:text-underline-color="font-color" officeooo:paragraph-rsid="0026454a" style:font-size-asian="10pt" style:font-size-complex="10pt"/>
    </style:style>
    <style:style style:name="P49" style:family="paragraph" style:parent-style-name="Text_20_body">
      <style:paragraph-properties fo:margin-top="0.101cm" fo:margin-bottom="0.21cm" loext:contextual-spacing="false"/>
      <style:text-properties fo:font-size="10pt" fo:font-weight="normal" style:font-size-asian="10pt" style:font-weight-asian="normal" style:font-size-complex="10pt" style:font-weight-complex="normal"/>
    </style:style>
    <style:style style:name="P50" style:family="paragraph" style:parent-style-name="Text_20_body">
      <style:paragraph-properties fo:margin-top="0.101cm" fo:margin-bottom="0.21cm" loext:contextual-spacing="false"/>
      <style:text-properties fo:font-size="10pt" fo:font-weight="normal" officeooo:paragraph-rsid="0026454a" style:font-size-asian="10pt" style:font-weight-asian="normal" style:font-size-complex="10pt" style:font-weight-complex="normal"/>
    </style:style>
    <style:style style:name="P51" style:family="paragraph" style:parent-style-name="Text_20_body">
      <style:paragraph-properties fo:margin-top="0cm" fo:margin-bottom="0.101cm" loext:contextual-spacing="false"/>
      <style:text-properties fo:color="#000000" style:font-name="Arial" fo:font-size="10pt" fo:font-style="normal" officeooo:rsid="0017fe12" officeooo:paragraph-rsid="0026454a" fo:background-color="transparent" style:font-size-asian="10pt" style:font-style-asian="normal" style:font-size-complex="10pt" style:font-style-complex="normal"/>
    </style:style>
    <style:style style:name="P52" style:family="paragraph" style:parent-style-name="Text_20_body">
      <style:paragraph-properties fo:margin-top="0cm" fo:margin-bottom="0.101cm" loext:contextual-spacing="false"/>
      <style:text-properties fo:color="#000000" style:font-name="Arial" fo:font-size="10pt" fo:font-style="normal" officeooo:paragraph-rsid="0028eba0" style:font-size-asian="10pt" style:font-style-asian="normal" style:font-size-complex="10pt" style:font-style-complex="normal"/>
    </style:style>
    <style:style style:name="P53" style:family="paragraph" style:parent-style-name="Text_20_body">
      <style:paragraph-properties fo:margin-top="0cm" fo:margin-bottom="0.101cm" loext:contextual-spacing="false"/>
      <style:text-properties style:font-name="Arial" fo:font-size="10pt" fo:font-style="normal" officeooo:paragraph-rsid="0026454a" style:font-size-asian="10pt" style:font-style-asian="normal" style:font-size-complex="10pt" style:font-style-complex="normal"/>
    </style:style>
    <style:style style:name="P54" style:family="paragraph" style:parent-style-name="Text_20_body">
      <style:paragraph-properties fo:margin-left="0cm" fo:margin-right="0cm" fo:margin-top="0.101cm" fo:margin-bottom="0.21cm" loext:contextual-spacing="false" fo:text-align="start" style:justify-single-word="false" fo:text-indent="0cm" style:auto-text-indent="false" fo:padding="0cm" fo:border="none"/>
      <style:text-properties fo:color="#000000" style:font-name="Arial1" fo:font-size="10pt" style:text-underline-style="solid" style:text-underline-width="auto" style:text-underline-color="font-color" fo:font-weight="bold" officeooo:rsid="0019f514" officeooo:paragraph-rsid="0026454a" style:font-size-asian="10pt" style:font-weight-asian="normal" style:font-size-complex="10pt" style:font-weight-complex="normal"/>
    </style:style>
    <style:style style:name="P55" style:family="paragraph" style:parent-style-name="Text_20_body">
      <style:paragraph-properties fo:margin-left="1.397cm" fo:margin-right="0cm" fo:text-align="center" style:justify-single-word="false" fo:text-indent="0cm" style:auto-text-indent="false"/>
      <style:text-properties style:font-name="Arial1" fo:font-size="10pt" style:text-underline-style="solid" style:text-underline-width="auto" style:text-underline-color="font-color" fo:font-weight="bold" style:font-size-asian="10pt" style:font-size-complex="10pt"/>
    </style:style>
    <style:style style:name="P56" style:family="paragraph" style:parent-style-name="Text_20_body">
      <style:text-properties fo:color="#000000" style:font-name="Arial" fo:font-size="12pt" fo:font-style="normal" officeooo:paragraph-rsid="0026454a" style:font-size-asian="12pt" style:font-style-asian="normal" style:font-size-complex="12pt" style:font-style-complex="normal"/>
    </style:style>
    <style:style style:name="P57" style:family="paragraph">
      <style:paragraph-properties fo:text-align="start"/>
    </style:style>
    <style:style style:name="P58" style:family="paragraph">
      <style:paragraph-properties fo:text-align="center"/>
    </style:style>
    <style:style style:name="P59" style:family="paragraph">
      <style:paragraph-properties fo:text-align="center"/>
      <style:text-properties fo:font-size="12pt"/>
    </style:style>
    <style:style style:name="T1" style:family="text">
      <style:text-properties style:font-name="Arial1"/>
    </style:style>
    <style:style style:name="T2" style:family="text">
      <style:text-properties style:font-name="Arial1" fo:font-weight="bold"/>
    </style:style>
    <style:style style:name="T3" style:family="text">
      <style:text-properties style:font-name="Arial1" fo:font-weight="bold" fo:background-color="#cccccc" loext:char-shading-value="0"/>
    </style:style>
    <style:style style:name="T4" style:family="text">
      <style:text-properties style:font-name="Arial1" fo:font-weight="bold" style:font-weight-asian="normal" style:font-weight-complex="normal"/>
    </style:style>
    <style:style style:name="T5" style:family="text">
      <style:text-properties style:font-name="Arial1" style:text-underline-style="solid" style:text-underline-width="auto" style:text-underline-color="font-color" fo:font-weight="bold"/>
    </style:style>
    <style:style style:name="T6" style:family="text">
      <style:text-properties style:font-name="Arial1" style:text-underline-style="solid" style:text-underline-width="auto" style:text-underline-color="font-color" fo:font-weight="bold" style:font-weight-asian="normal" style:font-weight-complex="normal"/>
    </style:style>
    <style:style style:name="T7" style:family="text">
      <style:text-properties style:font-name="Arial1" style:text-underline-style="none" fo:font-weight="normal" style:font-weight-asian="normal" style:font-weight-complex="normal"/>
    </style:style>
    <style:style style:name="T8" style:family="text">
      <style:text-properties style:font-name="Arial1" fo:font-weight="normal" style:font-weight-asian="normal" style:font-weight-complex="normal"/>
    </style:style>
    <style:style style:name="T9" style:family="text">
      <style:text-properties style:text-position="33% 80%"/>
    </style:style>
    <style:style style:name="T10" style:family="text">
      <style:text-properties style:text-position="33% 80%" style:font-name="Arial1" fo:font-weight="bold"/>
    </style:style>
    <style:style style:name="T11" style:family="text">
      <style:text-properties style:text-position="33% 80%" style:font-name="Arial1" style:text-underline-style="solid" style:text-underline-width="auto" style:text-underline-color="font-color" fo:font-weight="bold"/>
    </style:style>
    <style:style style:name="T12" style:family="text">
      <style:text-properties style:text-position="33% 80%" style:text-underline-style="solid" style:text-underline-width="auto" style:text-underline-color="font-color" fo:font-weight="bold"/>
    </style:style>
    <style:style style:name="T13" style:family="text">
      <style:text-properties style:text-line-through-style="none" style:text-line-through-type="none" fo:font-weight="normal" style:text-blinking="false" style:font-weight-asian="normal" style:font-weight-complex="normal"/>
    </style:style>
    <style:style style:name="T14" style:family="text">
      <style:text-properties style:text-line-through-style="none" style:text-line-through-type="none" fo:font-weight="normal" officeooo:rsid="0027be26" style:text-blinking="false" style:font-weight-asian="normal" style:font-weight-complex="normal"/>
    </style:style>
    <style:style style:name="T15" style:family="text">
      <style:text-properties style:text-line-through-style="none" style:text-line-through-type="none" fo:font-weight="normal" officeooo:rsid="0028eba0" style:text-blinking="false" style:font-weight-asian="normal" style:font-weight-complex="normal"/>
    </style:style>
    <style:style style:name="T16" style:family="text">
      <style:text-properties style:text-line-through-style="none" style:text-line-through-type="none" style:text-underline-style="none" fo:font-weight="normal" style:text-blinking="false" style:font-weight-asian="normal" style:font-weight-complex="normal"/>
    </style:style>
    <style:style style:name="T17" style:family="text">
      <style:text-properties style:text-underline-style="solid" style:text-underline-width="auto" style:text-underline-color="font-color" fo:font-weight="bold"/>
    </style:style>
    <style:style style:name="T18" style:family="text">
      <style:text-properties fo:background-color="transparent" loext:char-shading-value="0"/>
    </style:style>
    <style:style style:name="T19" style:family="text">
      <style:text-properties officeooo:rsid="001ec5c4" fo:background-color="transparent" loext:char-shading-value="0"/>
    </style:style>
    <style:style style:name="T20" style:family="text">
      <style:text-properties officeooo:rsid="0017fe12" fo:background-color="transparent" loext:char-shading-value="0"/>
    </style:style>
    <style:style style:name="T21" style:family="text">
      <style:text-properties officeooo:rsid="002a751d" fo:background-color="transparent" loext:char-shading-value="0"/>
    </style:style>
    <style:style style:name="T22" style:family="text">
      <style:text-properties fo:font-weight="bold"/>
    </style:style>
    <style:style style:name="T23" style:family="text">
      <style:text-properties fo:font-weight="bold" officeooo:rsid="0015cf3e"/>
    </style:style>
    <style:style style:name="T24" style:family="text">
      <style:text-properties style:font-name="Arial"/>
    </style:style>
    <style:style style:name="T25" style:family="text">
      <style:text-properties style:text-underline-style="none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color="#800000" officeooo:rsid="001d03e0"/>
    </style:style>
    <style:style style:name="T28" style:family="text">
      <style:text-properties fo:color="#800000" officeooo:rsid="0028c677"/>
    </style:style>
    <style:style style:name="T29" style:family="text">
      <style:text-properties officeooo:rsid="001d03e0"/>
    </style:style>
    <style:style style:name="T30" style:family="text">
      <style:text-properties officeooo:rsid="0026454a"/>
    </style:style>
    <style:style style:name="T31" style:family="text">
      <style:text-properties fo:color="#000000" officeooo:rsid="001d66f0" fo:background-color="transparent" loext:char-shading-value="0"/>
    </style:style>
    <style:style style:name="T32" style:family="text">
      <style:text-properties fo:color="#000000" officeooo:rsid="002a751d" fo:background-color="transparent" loext:char-shading-value="0"/>
    </style:style>
    <style:style style:name="T33" style:family="text">
      <style:text-properties officeooo:rsid="0028c677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textarea-vertical-align="middle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Case à cocher 15" form:control-implementation="ooo:com.sun.star.form.component.CheckBox" xml:id="control1" form:id="control1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2" form:id="control2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20" form:control-implementation="ooo:com.sun.star.form.component.CheckBox" xml:id="control3" form:id="control3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21" form:control-implementation="ooo:com.sun.star.form.component.CheckBox" xml:id="control4" form:id="control4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23" form:control-implementation="ooo:com.sun.star.form.component.CheckBox" xml:id="control5" form:id="control5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24" form:control-implementation="ooo:com.sun.star.form.component.CheckBox" xml:id="control6" form:id="control6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7" form:id="control7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8" form:control-implementation="ooo:com.sun.star.form.component.CheckBox" xml:id="control8" form:id="control8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9" form:id="control9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37" form:control-implementation="ooo:com.sun.star.form.component.CheckBox" xml:id="control10" form:id="control10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27" form:control-implementation="ooo:com.sun.star.form.component.CheckBox" xml:id="control11" form:id="control11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28" form:control-implementation="ooo:com.sun.star.form.component.CheckBox" xml:id="control12" form:id="control12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29" form:control-implementation="ooo:com.sun.star.form.component.CheckBox" xml:id="control13" form:id="control13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30" form:control-implementation="ooo:com.sun.star.form.component.CheckBox" xml:id="control14" form:id="control14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15" form:id="control15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33" form:control-implementation="ooo:com.sun.star.form.component.CheckBox" xml:id="control16" form:id="control16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35" form:control-implementation="ooo:com.sun.star.form.component.CheckBox" xml:id="control17" form:id="control17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36" form:control-implementation="ooo:com.sun.star.form.component.CheckBox" xml:id="control18" form:id="control18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19" form:id="control19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20" form:id="control20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21" form:id="control21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22" form:id="control22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23" form:id="control23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24" form:id="control24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25" form:id="control25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26" form:id="control26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27" form:id="control27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28" form:id="control28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29" form:id="control29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30" form:id="control30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31" form:id="control31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32" form:id="control32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33" form:id="control33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34" form:id="control34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35" form:id="control35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36" form:id="control36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37" form:id="control37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38" form:id="control38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39" form:id="control39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40" form:id="control40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41" form:id="control41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42" form:id="control42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43" form:id="control43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44" form:id="control44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45" form:id="control45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4" form:control-implementation="ooo:com.sun.star.form.component.CheckBox" xml:id="control46" form:id="control46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9" form:control-implementation="ooo:com.sun.star.form.component.CheckBox" xml:id="control47" form:id="control47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22" form:control-implementation="ooo:com.sun.star.form.component.CheckBox" xml:id="control48" form:id="control48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26" form:control-implementation="ooo:com.sun.star.form.component.CheckBox" xml:id="control49" form:id="control49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50" form:id="control50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34" form:control-implementation="ooo:com.sun.star.form.component.CheckBox" xml:id="control51" form:id="control51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52" form:id="control52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53" form:id="control53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54" form:id="control54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55" form:id="control55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56" form:id="control56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57" form:id="control57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58" form:id="control58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59" form:id="control59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60" form:id="control60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61" form:id="control61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3" form:control-implementation="ooo:com.sun.star.form.component.CheckBox" xml:id="control62" form:id="control62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4" form:control-implementation="ooo:com.sun.star.form.component.CheckBox" xml:id="control63" form:id="control63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5" form:control-implementation="ooo:com.sun.star.form.component.CheckBox" xml:id="control64" form:id="control64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65" form:id="control65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66" form:id="control66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67" form:id="control67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68" form:id="control68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3" form:control-implementation="ooo:com.sun.star.form.component.CheckBox" xml:id="control69" form:id="control69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70" form:id="control70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71" form:id="control71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 à cocher 12" form:control-implementation="ooo:com.sun.star.form.component.CheckBox" xml:id="control72" form:id="control72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adresse_locaadr"/>
        <text:user-field-decl office:value-type="float" office:value="0" text:name="Dossierep.id"/>
        <text:user-field-decl office:value-type="float" office:value="0" text:name="personne_sexe"/>
        <text:user-field-decl office:value-type="float" office:value="0" text:name="dossierep_id"/>
        <text:user-field-decl office:value-type="float" office:value="0" text:name="personne_nom"/>
        <text:user-field-decl office:value-type="float" office:value="0" text:name="personne_prenom"/>
        <text:user-field-decl office:value-type="float" office:value="0" text:name="dossier_matricule"/>
        <text:user-field-decl office:value-type="float" office:value="0" text:name="dossierep_anonymiser"/>
        <text:user-field-decl office:value-type="float" office:value="0" text:name="dossier_dtdemrsa"/>
        <text:user-field-decl office:value-type="float" office:value="0" text:name="orientstruct_date_valid"/>
        <text:user-field-decl office:value-type="float" office:value="0" text:name="personne_typedtnai"/>
        <text:user-field-decl office:value-type="float" office:value="0" text:name="foyer_sitfam"/>
        <text:user-field-decl office:value-type="float" office:value="0" text:name="personne_dtinscpoleemploi"/>
        <text:user-field-decl office:value-type="float" office:value="0" text:name="personne_dtnai"/>
        <text:user-field-decl office:value-type="float" office:value="0" text:name="personne_qual"/>
        <text:user-field-decl office:value-type="float" office:value="0" text:name="personne_id"/>
        <text:user-field-decl office:value-type="float" office:value="0" text:name="Service"/>
        <text:user-field-decl office:value-type="float" office:value="0" text:name="Foyer.nbenfants"/>
        <text:user-field-decl office:value-type="float" office:value="0" text:name="dsp_natlog"/>
        <text:user-field-decl office:value-type="float" office:value="0" text:name="serviceinstructeur_lib_service"/>
        <text:user-field-decl office:value-type="float" office:value="0" text:name="dsp_nivetu"/>
        <text:user-field-decl office:value-type="float" office:value="0" text:name="Radiationpe.etat"/>
        <text:user-field-decl office:value-type="float" office:value="0" text:name="Radiationpe.date"/>
        <text:user-field-decl office:value-type="float" office:value="0" text:name="Relance1.dateimpression"/>
        <text:user-field-decl office:value-type="float" office:value="0" text:name="Relance2.dateimpression"/>
        <text:user-field-decl office:value-type="float" office:value="0" text:name="relance1_dateimpression"/>
        <text:user-field-decl office:value-type="float" office:value="0" text:name="relance2_dateimpression"/>
        <text:user-field-decl office:value-type="float" office:value="0" text:name="passage1_impressionconvocation"/>
        <text:user-field-decl office:value-type="float" office:value="0" text:name="passage2_impressionconvocation"/>
        <text:user-field-decl office:value-type="float" office:value="0" text:name="passage3_impressionconvocation"/>
        <text:user-field-decl office:value-type="float" office:value="0" text:name="decision1ep_decision"/>
        <text:user-field-decl office:value-type="float" office:value="0" text:name="decision1cg_decision"/>
        <text:user-field-decl office:value-type="float" office:value="0" text:name="decision1ep_commentaire"/>
        <text:user-field-decl office:value-type="float" office:value="0" text:name="decision1cg_commentaire"/>
        <text:user-field-decl office:value-type="float" office:value="0" text:name="commissionep_dateseance"/>
        <text:user-field-decl office:value-type="float" office:value="0" text:name="commissionep_villeseance"/>
        <text:user-field-decl office:value-type="float" office:value="0" text:name="commissionep_dateseance_time"/>
        <text:user-field-decl office:value-type="float" office:value="0" text:name="nonrespectsanctionep93_origine"/>
        <text:user-field-decl office:value-type="float" office:value="0" text:name="nonrespectsanctionep93_rgpassage"/>
        <text:user-field-decl office:value-type="float" office:value="0" text:name="structurereferente_lib_struc"/>
        <text:user-field-decl office:value-type="float" office:value="0" text:name="decision2ep_decision"/>
        <text:user-field-decl office:value-type="float" office:value="0" text:name="decision2ep_commentaire"/>
        <text:user-field-decl office:value-type="float" office:value="0" text:name="decision3ep_decision"/>
        <text:user-field-decl office:value-type="float" office:value="0" text:name="decision3ep_commentaire"/>
        <text:user-field-decl office:value-type="float" office:value="0" text:name="dossierep_themeep"/>
        <text:user-field-decl office:value-type="float" office:value="0" text:name="personne_age"/>
      </text:user-field-decls>
      <text:section text:style-name="Sect1" text:name="Section1">
        <text:p text:style-name="P23"><text:bookmark-start text:name="__DdeLink__408_1282192125"/><text:span text:style-name="T22">Date de l’EP : </text:span><text:span text:style-name="T22"><text:user-field-get style:data-style-name="N38" text:name="commissionep_dateseance">samedi 30 décembre 1899</text:user-field-get></text:span><text:span text:style-name="T22"> </text:span><text:span text:style-name="T23">à </text:span><text:span text:style-name="T23"><text:user-field-get style:data-style-name="N0" text:name="commissionep_dateseance_time">0</text:user-field-get></text:span><text:span text:style-name="T22"> </text:span><text:span text:style-name="T26">C</text:span>ommune : <text:user-field-get style:data-style-name="N0" text:name="commissionep_villeseance">0</text:user-field-get></text:p>
        <text:p text:style-name="P21">Numéro de dossier : <text:user-field-get style:data-style-name="N0" text:name="personne_id">0</text:user-field-get> <text:s text:c="4"/>Sexe : <text:conditional-text text:condition="ooow:personne_sexe==&quot;1&quot;" text:string-value-if-true="Masculin" text:string-value-if-false="Féminin" text:current-value="true">Féminin</text:conditional-text></text:p>
        <text:p text:style-name="P21">Identité : <text:conditional-text text:condition="ooow:personne_qual==&quot;MR&quot;" text:string-value-if-true="Monsieur" text:string-value-if-false="Madame" text:current-value="true">Madame</text:conditional-text> <text:user-field-get style:data-style-name="N0" text:name="personne_nom">0</text:user-field-get> <text:s/><text:span text:style-name="T18"><text:user-field-get style:data-style-name="N0" text:name="personne_prenom">0</text:user-field-get></text:span><text:span text:style-name="T18">  </text:span>  Numéro CAF : <text:bookmark-end text:name="__DdeLink__408_1282192125"/><text:user-field-get style:data-style-name="N0" text:name="dossier_matricule">0</text:user-field-get> </text:p>
      </text:section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2">Situation</text:p>
          </table:table-cell>
          <table:table-cell table:style-name="Tableau1.A1" office:value-type="string">
            <text:p text:style-name="P4"><text:span text:style-name="T22"><text:s text:c="23"/>Avis de l’EP</text:span> </text:p>
          </table:table-cell>
          <table:table-cell table:style-name="Tableau1.C1" office:value-type="string">
            <text:p text:style-name="P3">Préconisation du Service </text:p>
          </table:table-cell>
        </table:table-row>
        <table:table-row>
          <table:table-cell table:style-name="Tableau1.A2" office:value-type="string">
            <text:p text:style-name="P28">Inscription RSA : <text:span text:style-name="T18"><text:user-field-get style:data-style-name="N0" text:name="dossier_dtdemrsa">0</text:user-field-get></text:span><text:span text:style-name="T18"> </text:span></text:p>
            <text:p text:style-name="P31"><text:span text:style-name="T19">Date de demande actuelle : </text:span><text:span text:style-name="T19"><text:user-field-get style:data-style-name="N0" text:name="dossier_dtdemrsa">0</text:user-field-get></text:span></text:p>
            <text:p text:style-name="P30">Service référent : <text:user-field-get style:data-style-name="N0" text:name="structurereferente_lib_struc">0</text:user-field-get></text:p>
            <text:p text:style-name="P27">Date d’orientation : <text:user-field-get style:data-style-name="N0" text:name="orientstruct_date_valid">0</text:user-field-get></text:p>
            <text:p text:style-name="P27"/>
            <text:p text:style-name="P32"><text:span text:style-name="T18">Age : </text:span><text:span text:style-name="T18"><text:user-field-get style:data-style-name="N0" text:name="personne_age">0</text:user-field-get></text:span><text:span text:style-name="T18"> </text:span><text:span text:style-name="T21">ans</text:span></text:p>
            <text:p text:style-name="P27">Situation familiale : <text:span text:style-name="T18"><text:user-field-get style:data-style-name="N0" text:name="foyer_sitfam">0</text:user-field-get></text:span></text:p>
            <text:p text:style-name="P30">Nombre d’enfants : <text:user-field-get style:data-style-name="N0" text:name="Foyer.nbenfants">0</text:user-field-get></text:p>
            <text:p text:style-name="P30">Hébergement : <text:user-field-get style:data-style-name="N0" text:name="dsp_natlog">0</text:user-field-get></text:p>
            <text:p text:style-name="P30">Formation : <text:user-field-get style:data-style-name="N0" text:name="dsp_nivetu">0</text:user-field-get></text:p>
            <text:p text:style-name="P27"/>
            <text:p text:style-name="P27">Date inscription Pôle Emploi : <text:user-field-get style:data-style-name="N0" text:name="personne_dtinscpoleemploi">0</text:user-field-get></text:p>
            <text:p text:style-name="P30">Date radiation Pôle Emploi :<text:user-field-get style:data-style-name="N0" text:name="Radiationpe.date">0</text:user-field-get></text:p>
            <text:p text:style-name="P30">Motif radiation Pôle Emploi :<text:user-field-get style:data-style-name="N0" text:name="Radiationpe.etat">0</text:user-field-get></text:p>
            <text:p text:style-name="P33"/>
            <text:p text:style-name="P30">Date <text:span text:style-name="T30">du courrier </text:span>de <text:span text:style-name="T30">première</text:span> relance : <text:user-field-get style:data-style-name="N0" text:name="relance1_dateimpression">0</text:user-field-get></text:p>
            <text:p text:style-name="P30">Date convocation EP 1<text:span text:style-name="T9">er</text:span> passage : <text:user-field-get style:data-style-name="N0" text:name="passage1_impressionconvocation">0</text:user-field-get></text:p>
            <text:p text:style-name="P30">Date convocation EP 2<text:span text:style-name="T9">nd</text:span> premier passage : <text:user-field-get style:data-style-name="N0" text:name="passage2_impressionconvocation">0</text:user-field-get></text:p>
            <text:p text:style-name="P30">Date convocation EP <text:span text:style-name="T30">2éme</text:span> passage : <text:user-field-get style:data-style-name="N0" text:name="passage3_impressionconvocation">0</text:user-field-get></text:p>
            <text:p text:style-name="P33"/>
            <text:p text:style-name="P51">Présence de l’allocataire en EP: </text:p>
          </table:table-cell>
          <table:table-cell table:style-name="Tableau1.A2" office:value-type="string">
            <text:p text:style-name="P41"><text:span text:style-name="T5"><draw:control text:anchor-type="as-char" draw:z-index="60" draw:style-name="gr1" draw:text-style-name="P57" svg:width="0.412cm" svg:height="0.324cm" draw:control="control61"/></text:span><text:span text:style-name="T5"> 1</text:span><text:span text:style-name="T11">er </text:span><text:span text:style-name="T5">passage </text:span></text:p>
            <text:p text:style-name="P16"><text:span text:style-name="T1"><draw:control text:anchor-type="as-char" svg:y="-0.298cm" draw:z-index="61" draw:style-name="gr2" draw:text-style-name="P57" svg:width="0.412cm" svg:height="0.324cm" draw:control="control62"/></text:span><text:span text:style-name="T1"> Maintien</text:span></text:p>
            <text:p text:style-name="P16"><text:span text:style-name="T1"><draw:control text:anchor-type="as-char" draw:z-index="62" draw:style-name="gr1" draw:text-style-name="P57" svg:width="0.412cm" svg:height="0.324cm" draw:control="control63"/></text:span><text:span text:style-name="T1">Délai supplémentaire</text:span></text:p>
            <text:p text:style-name="P16"><text:span text:style-name="T1"><draw:control text:anchor-type="as-char" draw:z-index="63" draw:style-name="gr1" draw:text-style-name="P57" svg:width="0.412cm" svg:height="0.324cm" draw:control="control64"/></text:span><text:span text:style-name="T1">Report pour complément d’information</text:span></text:p>
            <text:p text:style-name="P12"><text:bookmark text:name="CaseACocher411"/><draw:control text:anchor-type="as-char" draw:z-index="64" draw:style-name="gr1" draw:text-style-name="P57" svg:width="0.412cm" svg:height="0.324cm" draw:control="control65"/>Sanction 100 €</text:p>
            <text:p text:style-name="P14">Commentaire :</text:p>
            <text:p text:style-name="P16"/>
            <text:p text:style-name="P16"/>
            <text:p text:style-name="P16"><draw:line text:anchor-type="paragraph" draw:z-index="72" draw:style-name="gr3" draw:text-style-name="P58" svg:x1="-0.071cm" svg:y1="0.455cm" svg:x2="6.782cm" svg:y2="0.462cm"><text:p/></draw:line></text:p>
            <text:p text:style-name="P41"><text:span text:style-name="T5"><draw:control text:anchor-type="as-char" draw:z-index="65" draw:style-name="gr1" draw:text-style-name="P57" svg:width="0.412cm" svg:height="0.324cm" draw:control="control66"/></text:span><text:span text:style-name="T5"> 2</text:span><text:span text:style-name="T11">nd</text:span><text:span text:style-name="T5"> premier passage</text:span></text:p>
            <text:p text:style-name="P39"><text:span text:style-name="T1"><draw:control text:anchor-type="as-char" draw:z-index="66" draw:style-name="gr1" draw:text-style-name="P57" svg:width="0.412cm" svg:height="0.324cm" draw:control="control67"/></text:span><text:span text:style-name="T1">Maintien </text:span></text:p>
            <text:p text:style-name="P46"><text:span text:style-name="T1"><draw:control text:anchor-type="as-char" draw:z-index="67" draw:style-name="gr1" draw:text-style-name="P57" svg:width="0.412cm" svg:height="0.324cm" draw:control="control68"/></text:span><text:span text:style-name="T1">Sanction 100 €  </text:span></text:p>
            <text:p text:style-name="P48"><draw:line text:anchor-type="paragraph" draw:z-index="73" draw:style-name="gr3" draw:text-style-name="P58" svg:x1="-0.071cm" svg:y1="1.646cm" svg:x2="6.782cm" svg:y2="1.653cm"><text:p/></draw:line>Commentaire :</text:p>
            <text:p text:style-name="P39"><text:s/></text:p>
            <text:p text:style-name="P39"/>
            <text:p text:style-name="P41"><text:span text:style-name="T5"><draw:control text:anchor-type="as-char" draw:z-index="68" draw:style-name="gr1" draw:text-style-name="P57" svg:width="0.412cm" svg:height="0.324cm" draw:control="control69"/></text:span><text:span text:style-name="T5"> 2</text:span><text:span text:style-name="T11">nd</text:span><text:span text:style-name="T5"> passage</text:span></text:p>
            <text:p text:style-name="P43"><text:span text:style-name="T4"><draw:control text:anchor-type="as-char" draw:z-index="69" draw:style-name="gr1" draw:text-style-name="P57" svg:width="0.412cm" svg:height="0.324cm" draw:control="control70"/></text:span><text:span text:style-name="T8">Maintien </text:span></text:p>
            <text:p text:style-name="P18"><text:span text:style-name="T1"><draw:control text:anchor-type="as-char" draw:z-index="70" draw:style-name="gr1" draw:text-style-name="P57" svg:width="0.412cm" svg:height="0.324cm" draw:control="control71"/></text:span><text:span text:style-name="T1">Suspension partielle </text:span></text:p>
            <text:p text:style-name="P50"><text:span text:style-name="T1"><draw:control text:anchor-type="as-char" draw:z-index="71" draw:style-name="gr1" draw:text-style-name="P57" svg:width="0.412cm" svg:height="0.324cm" draw:control="control72"/></text:span><text:span text:style-name="T1">Suspension totale</text:span></text:p>
            <text:p text:style-name="P54">Commentaire :</text:p>
            <text:p text:style-name="P19"/>
          </table:table-cell>
          <table:table-cell table:style-name="Tableau1.C2" office:value-type="string">
            <text:p text:style-name="P40"><text:span text:style-name="T5"><draw:control text:anchor-type="as-char" draw:z-index="45" draw:style-name="gr1" draw:text-style-name="P57" svg:width="0.412cm" svg:height="0.324cm" draw:control="control46"/></text:span><text:span text:style-name="T5">1</text:span><text:span text:style-name="T11">er </text:span><text:span text:style-name="T5">passage </text:span></text:p>
            <text:p text:style-name="P24"><text:span text:style-name="T24"><draw:control text:anchor-type="as-char" draw:z-index="0" draw:style-name="gr1" draw:text-style-name="P57" svg:width="0.412cm" svg:height="0.324cm" draw:control="control1"/></text:span><text:span text:style-name="T24"> Maintien <text:s text:c="32"/></text:span><text:span text:style-name="T24"><draw:control text:anchor-type="as-char" draw:z-index="6" draw:style-name="gr1" draw:text-style-name="P57" svg:width="0.412cm" svg:height="0.324cm" draw:control="control7"/></text:span><text:span text:style-name="T24"> Délai supplémentaire</text:span></text:p>
            <text:p text:style-name="P25"><draw:control text:anchor-type="as-char" draw:z-index="1" draw:style-name="gr1" draw:text-style-name="P57" svg:width="0.412cm" svg:height="0.324cm" draw:control="control2"/> Report pour complément <text:s text:c="6"/><draw:control text:anchor-type="as-char" draw:z-index="7" draw:style-name="gr1" draw:text-style-name="P57" svg:width="0.412cm" svg:height="0.324cm" draw:control="control8"/> Sanction 100 €  </text:p>
            <text:p text:style-name="P25"><text:s text:c="6"/>d’information <text:s text:c="4"/></text:p>
            <text:p text:style-name="P26"><text:s text:c="7"/><text:span text:style-name="T2"><draw:control text:anchor-type="as-char" draw:z-index="46" draw:style-name="gr1" draw:text-style-name="P57" svg:width="0.412cm" svg:height="0.324cm" draw:control="control47"/></text:span> <text:span text:style-name="T17">2</text:span><text:span text:style-name="T12">nd</text:span><text:span text:style-name="T17"> premier passage</text:span></text:p>
            <text:p text:style-name="P25"><draw:control text:anchor-type="as-char" draw:z-index="2" draw:style-name="gr1" draw:text-style-name="P57" svg:width="0.412cm" svg:height="0.324cm" draw:control="control3"/>Maintien <text:s text:c="33"/><draw:control text:anchor-type="as-char" draw:z-index="3" draw:style-name="gr1" draw:text-style-name="P57" svg:width="0.412cm" svg:height="0.324cm" draw:control="control4"/>Sanction 100 €  </text:p>
            <text:p text:style-name="P8"/>
            <text:p text:style-name="P26"><text:s text:c="7"/><text:span text:style-name="T2"><draw:control text:anchor-type="as-char" draw:z-index="47" draw:style-name="gr1" draw:text-style-name="P57" svg:width="0.412cm" svg:height="0.324cm" draw:control="control48"/></text:span> <text:s/><text:span text:style-name="T17">2</text:span><text:span text:style-name="T12">nd</text:span><text:span text:style-name="T17"> passage</text:span></text:p>
            <text:p text:style-name="P25"><draw:control text:anchor-type="as-char" draw:z-index="4" draw:style-name="gr1" draw:text-style-name="P57" svg:width="0.412cm" svg:height="0.324cm" draw:control="control5"/>Maintien <text:s text:c="33"/><draw:control text:anchor-type="as-char" draw:z-index="5" draw:style-name="gr1" draw:text-style-name="P57" svg:width="0.412cm" svg:height="0.324cm" draw:control="control6"/>Suspension partielle <text:s/></text:p>
            <text:p text:style-name="P25"><draw:control text:anchor-type="as-char" draw:z-index="8" draw:style-name="gr1" draw:text-style-name="P57" svg:width="0.412cm" svg:height="0.324cm" draw:control="control9"/>Suspension totale</text:p>
            <text:p text:style-name="P8"/>
            <text:p text:style-name="P9">Commentaire:<text:span text:style-name="T25"> <text:s text:c="54"/></text:span>Date / Signature:</text:p>
            <text:p text:style-name="P9"/>
            <text:p text:style-name="P9"/>
            <text:p text:style-name="P9"/>
            <text:p text:style-name="P5"/>
            <text:p text:style-name="P37"><text:span text:style-name="T3">Décision de la Directrice générale</text:span> <text:span text:style-name="T2">adjointe</text:span></text:p>
            <text:p text:style-name="P36"><text:span text:style-name="T2"><draw:control text:anchor-type="as-char" draw:z-index="48" draw:style-name="gr1" draw:text-style-name="P57" svg:width="0.412cm" svg:height="0.324cm" draw:control="control49"/></text:span><text:span text:style-name="T2"> 1</text:span><text:span text:style-name="T10">er </text:span><text:span text:style-name="T2">passage </text:span></text:p>
            <text:p text:style-name="P55"/>
            <text:p text:style-name="P24"><text:span text:style-name="T24"><draw:control text:anchor-type="as-char" draw:z-index="10" draw:style-name="gr1" draw:text-style-name="P57" svg:width="0.412cm" svg:height="0.324cm" draw:control="control11"/></text:span><text:span text:style-name="T24"> Maintien <text:s text:c="32"/></text:span><text:span text:style-name="T24"><draw:control text:anchor-type="as-char" draw:z-index="11" draw:style-name="gr1" draw:text-style-name="P57" svg:width="0.412cm" svg:height="0.324cm" draw:control="control12"/></text:span><text:span text:style-name="T24"> Délai supplémentaire</text:span></text:p>
            <text:p text:style-name="P25"><draw:control text:anchor-type="as-char" draw:z-index="12" draw:style-name="gr1" draw:text-style-name="P57" svg:width="0.412cm" svg:height="0.324cm" draw:control="control13"/> Report pour complément <text:s text:c="6"/><draw:control text:anchor-type="as-char" draw:z-index="13" draw:style-name="gr1" draw:text-style-name="P57" svg:width="0.412cm" svg:height="0.324cm" draw:control="control14"/> Sanction 100 €  </text:p>
            <text:p text:style-name="P25"><text:s text:c="6"/>d’information <text:s text:c="4"/></text:p>
            <text:p text:style-name="P26"><text:s text:c="7"/><text:span text:style-name="T2"><draw:control text:anchor-type="as-char" draw:z-index="49" draw:style-name="gr1" draw:text-style-name="P57" svg:width="0.412cm" svg:height="0.324cm" draw:control="control50"/></text:span> <text:span text:style-name="T17">2</text:span><text:span text:style-name="T12">nd</text:span><text:span text:style-name="T17"> premier passage</text:span></text:p>
            <text:p text:style-name="P25"><draw:control text:anchor-type="as-char" draw:z-index="14" draw:style-name="gr1" draw:text-style-name="P57" svg:width="0.412cm" svg:height="0.324cm" draw:control="control15"/>Maintien <text:s text:c="33"/><draw:control text:anchor-type="as-char" draw:z-index="15" draw:style-name="gr1" draw:text-style-name="P57" svg:width="0.412cm" svg:height="0.324cm" draw:control="control16"/>Sanction 100 €  </text:p>
            <text:p text:style-name="P8"/>
            <text:p text:style-name="P26"><text:s text:c="6"/><text:span text:style-name="T2"><draw:control text:anchor-type="as-char" draw:z-index="50" draw:style-name="gr1" draw:text-style-name="P57" svg:width="0.412cm" svg:height="0.324cm" draw:control="control51"/></text:span> <text:s/><text:span text:style-name="T17">2</text:span><text:span text:style-name="T12">nd</text:span><text:span text:style-name="T17"> passage</text:span></text:p>
            <text:p text:style-name="P25"><draw:control text:anchor-type="as-char" draw:z-index="16" draw:style-name="gr1" draw:text-style-name="P57" svg:width="0.412cm" svg:height="0.324cm" draw:control="control17"/>Maintien <text:s text:c="33"/><draw:control text:anchor-type="as-char" draw:z-index="17" draw:style-name="gr1" draw:text-style-name="P57" svg:width="0.412cm" svg:height="0.324cm" draw:control="control18"/>Suspension partielle </text:p>
            <text:p text:style-name="P25"><text:span text:style-name="T6"><draw:control text:anchor-type="as-char" draw:z-index="9" draw:style-name="gr1" draw:text-style-name="P57" svg:width="0.412cm" svg:height="0.324cm" draw:control="control10"/></text:span><text:span text:style-name="T7">Suspension totale</text:span></text:p>
            <text:p text:style-name="P6"/>
            <text:p text:style-name="P9"><text:span text:style-name="T13">Commentaire:</text:span><text:span text:style-name="T16"> <text:s text:c="54"/></text:span><text:span text:style-name="T13">Date / Signature:</text:span></text:p>
            <text:p text:style-name="P7"/>
            <text:p text:style-name="P10"/>
          </table:table-cell>
        </table:table-row>
      </table:table>
      <text:p text:style-name="P20"><text:soft-page-break/></text:p>
      <text:p text:style-name="P20"><text:bookmark text:name="__DdeLink__408_12821921251"/><text:span text:style-name="T22">Date de l’EP : </text:span><text:span text:style-name="T22"><text:user-field-get style:data-style-name="N38" text:name="commissionep_dateseance">samedi 30 décembre 1899</text:user-field-get></text:span><text:span text:style-name="T22"> </text:span><text:span text:style-name="T23">à </text:span><text:span text:style-name="T23"><text:user-field-get style:data-style-name="N0" text:name="commissionep_dateseance_time">0</text:user-field-get></text:span><text:span text:style-name="T22"> </text:span><text:span text:style-name="T26">C</text:span>ommune : <text:user-field-get style:data-style-name="N0" text:name="commissionep_villeseance">0</text:user-field-get></text:p>
      <text:p text:style-name="P22"><draw:line text:anchor-type="paragraph" draw:z-index="74" draw:style-name="gr3" draw:text-style-name="P59" svg:x1="9.157cm" svg:y1="6.378cm" svg:x2="16.012cm" svg:y2="6.387cm"><text:p/></draw:line>Numéro de dossier : <text:user-field-get style:data-style-name="N0" text:name="personne_id">0</text:user-field-get> <text:s text:c="4"/>Sexe : <text:conditional-text text:condition="ooow:personne_sexe==&quot;1&quot;" text:string-value-if-true="Masculin" text:string-value-if-false="Féminin" text:current-value="true">Féminin</text:conditional-text> <text:s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2">Situation</text:p>
          </table:table-cell>
          <table:table-cell table:style-name="Tableau2.A1" office:value-type="string">
            <text:p text:style-name="P4"><text:span text:style-name="T22"><text:s text:c="23"/>Avis de l’EP</text:span> </text:p>
          </table:table-cell>
          <table:table-cell table:style-name="Tableau2.C1" office:value-type="string">
            <text:p text:style-name="P3"><text:span text:style-name="T30">P</text:span>réconisation du Service </text:p>
          </table:table-cell>
        </table:table-row>
        <table:table-row table:style-name="Tableau2.2">
          <table:table-cell table:style-name="Tableau2.A2" office:value-type="string">
            <text:p text:style-name="P28">IInscription RSA : <text:span text:style-name="T18"><text:user-field-get style:data-style-name="N0" text:name="dossier_dtdemrsa">0</text:user-field-get></text:span><text:span text:style-name="T18"> </text:span></text:p>
            <text:p text:style-name="P31"><text:span text:style-name="T19">Date de demande actuelle : </text:span><text:span text:style-name="T19"><text:user-field-get style:data-style-name="N0" text:name="dossier_dtdemrsa">0</text:user-field-get></text:span></text:p>
            <text:p text:style-name="P31">Service référent : <text:user-field-get style:data-style-name="N0" text:name="structurereferente_lib_struc">0</text:user-field-get></text:p>
            <text:p text:style-name="P28">Date d’orientation : <text:user-field-get style:data-style-name="N0" text:name="orientstruct_date_valid">0</text:user-field-get></text:p>
            <text:p text:style-name="P28"/>
            <text:p text:style-name="P28"><text:span text:style-name="T31">Age : </text:span><text:span text:style-name="T31"><text:user-field-get style:data-style-name="N0" text:name="personne_age">0</text:user-field-get></text:span><text:span text:style-name="T31"> </text:span><text:span text:style-name="T32">ans</text:span></text:p>
            <text:p text:style-name="P28">Situation familiale : <text:span text:style-name="T18"><text:user-field-get style:data-style-name="N0" text:name="foyer_sitfam">0</text:user-field-get></text:span></text:p>
            <text:p text:style-name="P31">Nombre d’enfants : <text:user-field-get style:data-style-name="N0" text:name="Foyer.nbenfants">0</text:user-field-get></text:p>
            <text:p text:style-name="P31">Hébergement : <text:user-field-get style:data-style-name="N0" text:name="dsp_natlog">0</text:user-field-get></text:p>
            <text:p text:style-name="P31">Formation : <text:user-field-get style:data-style-name="N0" text:name="dsp_nivetu">0</text:user-field-get></text:p>
            <text:p text:style-name="P28">Date inscription Pôle Emploi : <text:user-field-get style:data-style-name="N0" text:name="personne_dtinscpoleemploi">0</text:user-field-get></text:p>
            <text:p text:style-name="P31">Date radiation Pôle Emploi :<text:user-field-get style:data-style-name="N0" text:name="Radiationpe.date">0</text:user-field-get></text:p>
            <text:p text:style-name="P31">Motif radiation Pôle Emploi :<text:user-field-get style:data-style-name="N0" text:name="Radiationpe.etat">0</text:user-field-get></text:p>
            <text:p text:style-name="P34"/>
            <text:p text:style-name="P31">Date <text:span text:style-name="T30">du courrier </text:span>de <text:span text:style-name="T30">première</text:span> relance : <text:user-field-get style:data-style-name="N0" text:name="relance1_dateimpression">0</text:user-field-get></text:p>
            <text:p text:style-name="P31">Date convocation EP 1<text:span text:style-name="T9">er</text:span> passage : <text:user-field-get style:data-style-name="N0" text:name="passage1_impressionconvocation">0</text:user-field-get></text:p>
            <text:p text:style-name="P31">Date convocation EP 2<text:span text:style-name="T9">nd</text:span> premier passage : <text:user-field-get style:data-style-name="N0" text:name="passage2_impressionconvocation">0</text:user-field-get></text:p>
            <text:p text:style-name="P52">Date convocation EP <text:span text:style-name="T30">2éme</text:span> passage : <text:user-field-get style:data-style-name="N0" text:name="passage3_impressionconvocation">0</text:user-field-get></text:p>
            <text:p text:style-name="P52"><text:span text:style-name="T20">Présence de l’allocataire en EP: </text:span></text:p>
          </table:table-cell>
          <table:table-cell table:style-name="Tableau2.A2" office:value-type="string">
            <text:p text:style-name="P40"><text:span text:style-name="T5"><draw:control text:anchor-type="as-char" draw:z-index="51" draw:style-name="gr1" draw:text-style-name="P57" svg:width="0.412cm" svg:height="0.324cm" draw:control="control52"/></text:span><text:span text:style-name="T5">1</text:span><text:span text:style-name="T11">er </text:span><text:span text:style-name="T5">passage </text:span></text:p>
            <text:p text:style-name="P15"><text:span text:style-name="T1"><draw:control text:anchor-type="as-char" svg:y="-0.298cm" draw:z-index="36" draw:style-name="gr2" draw:text-style-name="P57" svg:width="0.412cm" svg:height="0.324cm" draw:control="control37"/></text:span><text:span text:style-name="T1"> Maintien</text:span></text:p>
            <text:p text:style-name="P15"><text:span text:style-name="T1"><draw:control text:anchor-type="as-char" draw:z-index="37" draw:style-name="gr1" draw:text-style-name="P57" svg:width="0.412cm" svg:height="0.324cm" draw:control="control38"/></text:span><text:span text:style-name="T1">Délai supplémentaire</text:span></text:p>
            <text:p text:style-name="P15"><text:span text:style-name="T1"><draw:control text:anchor-type="as-char" draw:z-index="38" draw:style-name="gr1" draw:text-style-name="P57" svg:width="0.412cm" svg:height="0.324cm" draw:control="control39"/></text:span><text:span text:style-name="T1">Report pour complément d’information</text:span></text:p>
            <text:p text:style-name="P11"><text:bookmark text:name="CaseACocher41"/><draw:control text:anchor-type="as-char" draw:z-index="39" draw:style-name="gr1" draw:text-style-name="P57" svg:width="0.412cm" svg:height="0.324cm" draw:control="control40"/>Sanction 100 €</text:p>
            <text:p text:style-name="P13">Commentaire :</text:p>
            <text:p text:style-name="P15"/>
            <text:p text:style-name="P15"/>
            <text:p text:style-name="P15"/>
            <text:p text:style-name="P40"><text:span text:style-name="T2"><draw:control text:anchor-type="as-char" draw:z-index="55" draw:style-name="gr1" draw:text-style-name="P57" svg:width="0.412cm" svg:height="0.324cm" draw:control="control56"/></text:span><text:span text:style-name="T2">2</text:span><text:span text:style-name="T10">nd</text:span><text:span text:style-name="T2"> premier passage</text:span></text:p>
            <text:p text:style-name="P38"><text:span text:style-name="T1"><draw:control text:anchor-type="as-char" draw:z-index="40" draw:style-name="gr1" draw:text-style-name="P57" svg:width="0.412cm" svg:height="0.324cm" draw:control="control41"/></text:span><text:span text:style-name="T1">Maintien </text:span></text:p>
            <text:p text:style-name="P45"><text:span text:style-name="T1"><draw:control text:anchor-type="as-char" draw:z-index="41" draw:style-name="gr1" draw:text-style-name="P57" svg:width="0.412cm" svg:height="0.324cm" draw:control="control42"/></text:span><text:span text:style-name="T1">Sanction 100 €  </text:span></text:p>
            <text:p text:style-name="P47">Commentaire :</text:p>
            <text:p text:style-name="P38"><text:s/></text:p>
            <text:p text:style-name="P39"><draw:line text:anchor-type="paragraph" draw:z-index="75" draw:style-name="gr3" draw:text-style-name="P59" svg:x1="-0.071cm" svg:y1="0.603cm" svg:x2="6.788cm" svg:y2="0.615cm"><text:p/></draw:line></text:p>
            <text:p text:style-name="P1"/>
            <text:p text:style-name="P1"/>
            <text:p text:style-name="P40"><text:span text:style-name="T2"><draw:control text:anchor-type="as-char" draw:z-index="56" draw:style-name="gr1" draw:text-style-name="P57" svg:width="0.412cm" svg:height="0.324cm" draw:control="control57"/></text:span><text:span text:style-name="T2">2</text:span><text:span text:style-name="T10">nd</text:span><text:span text:style-name="T2"> passage</text:span></text:p>
            <text:p text:style-name="P42"><text:span text:style-name="T2"><draw:control text:anchor-type="as-char" draw:z-index="42" draw:style-name="gr1" draw:text-style-name="P57" svg:width="0.412cm" svg:height="0.324cm" draw:control="control43"/></text:span><text:span text:style-name="T8">Maintien </text:span></text:p>
            <text:p text:style-name="P17"><text:span text:style-name="T1"><draw:control text:anchor-type="as-char" draw:z-index="43" draw:style-name="gr1" draw:text-style-name="P57" svg:width="0.412cm" svg:height="0.324cm" draw:control="control44"/></text:span><text:span text:style-name="T1">Suspension partielle </text:span></text:p>
            <text:p text:style-name="P49"><text:span text:style-name="T1"><draw:control text:anchor-type="as-char" draw:z-index="44" draw:style-name="gr1" draw:text-style-name="P57" svg:width="0.412cm" svg:height="0.324cm" draw:control="control45"/></text:span><text:span text:style-name="T1">Suspension totale</text:span></text:p>
            <text:p text:style-name="P44">Commentaire :</text:p>
          </table:table-cell>
          <table:table-cell table:style-name="Tableau2.C2" office:value-type="string">
            <text:p text:style-name="P40"><text:span text:style-name="T5"><draw:control text:anchor-type="as-char" draw:z-index="52" draw:style-name="gr1" draw:text-style-name="P57" svg:width="0.412cm" svg:height="0.324cm" draw:control="control53"/></text:span><text:span text:style-name="T5">1</text:span><text:span text:style-name="T11">er </text:span><text:span text:style-name="T5">passage </text:span></text:p>
            <text:p text:style-name="P24"><text:span text:style-name="T24"><draw:control text:anchor-type="as-char" draw:z-index="18" draw:style-name="gr1" draw:text-style-name="P57" svg:width="0.412cm" svg:height="0.324cm" draw:control="control19"/></text:span><text:span text:style-name="T24"> Maintien <text:s text:c="32"/></text:span><text:span text:style-name="T24"><draw:control text:anchor-type="as-char" draw:z-index="19" draw:style-name="gr1" draw:text-style-name="P57" svg:width="0.412cm" svg:height="0.324cm" draw:control="control20"/></text:span><text:span text:style-name="T24"> Délai supplémentaire</text:span></text:p>
            <text:p text:style-name="P25"><draw:control text:anchor-type="as-char" draw:z-index="20" draw:style-name="gr1" draw:text-style-name="P57" svg:width="0.412cm" svg:height="0.324cm" draw:control="control21"/> Report pour complément <text:s text:c="6"/><draw:control text:anchor-type="as-char" draw:z-index="21" draw:style-name="gr1" draw:text-style-name="P57" svg:width="0.412cm" svg:height="0.324cm" draw:control="control22"/> Sanction 100 €  </text:p>
            <text:p text:style-name="P25"><text:s text:c="6"/>d’information <text:s text:c="4"/></text:p>
            <text:p text:style-name="P26"><text:s text:c="7"/><text:span text:style-name="T2"><draw:control text:anchor-type="as-char" draw:z-index="53" draw:style-name="gr1" draw:text-style-name="P57" svg:width="0.412cm" svg:height="0.324cm" draw:control="control54"/></text:span> <text:span text:style-name="T17">2</text:span><text:span text:style-name="T12">nd</text:span><text:span text:style-name="T17"> premier passage</text:span></text:p>
            <text:p text:style-name="P25"><draw:control text:anchor-type="as-char" draw:z-index="22" draw:style-name="gr1" draw:text-style-name="P57" svg:width="0.412cm" svg:height="0.324cm" draw:control="control23"/>Maintien <text:s text:c="33"/><draw:control text:anchor-type="as-char" draw:z-index="23" draw:style-name="gr1" draw:text-style-name="P57" svg:width="0.412cm" svg:height="0.324cm" draw:control="control24"/>Sanction 100 €  </text:p>
            <text:p text:style-name="P8"/>
            <text:p text:style-name="P26"><text:s text:c="8"/><text:span text:style-name="T2"><draw:control text:anchor-type="as-char" draw:z-index="54" draw:style-name="gr1" draw:text-style-name="P57" svg:width="0.412cm" svg:height="0.324cm" draw:control="control55"/></text:span> <text:span text:style-name="T17">2</text:span><text:span text:style-name="T12">nd</text:span><text:span text:style-name="T17"> passage</text:span></text:p>
            <text:p text:style-name="P25"><draw:control text:anchor-type="as-char" draw:z-index="24" draw:style-name="gr1" draw:text-style-name="P57" svg:width="0.412cm" svg:height="0.324cm" draw:control="control25"/>Maintien <text:s text:c="33"/><draw:control text:anchor-type="as-char" draw:z-index="25" draw:style-name="gr1" draw:text-style-name="P57" svg:width="0.412cm" svg:height="0.324cm" draw:control="control26"/>Suspension partielle <text:s/></text:p>
            <text:p text:style-name="P25"><draw:control text:anchor-type="as-char" draw:z-index="26" draw:style-name="gr1" draw:text-style-name="P57" svg:width="0.412cm" svg:height="0.324cm" draw:control="control27"/>Suspension totale</text:p>
            <text:p text:style-name="P8"/>
            <text:p text:style-name="P9">Commentaire:<text:span text:style-name="T25"> <text:s text:c="54"/></text:span>Date / Signature:</text:p>
            <text:p text:style-name="P9"/>
            <text:p text:style-name="P9"/>
            <text:p text:style-name="P9"/>
            <text:p text:style-name="P5"/>
            <text:p text:style-name="P37"><text:span text:style-name="T3">Décision de la Directrice générale</text:span> <text:span text:style-name="T2">adjointe</text:span></text:p>
            <text:p text:style-name="P35"><text:span text:style-name="T2"><text:s/></text:span><text:span text:style-name="T2"><draw:control text:anchor-type="as-char" draw:z-index="57" draw:style-name="gr1" draw:text-style-name="P57" svg:width="0.412cm" svg:height="0.324cm" draw:control="control58"/></text:span><text:span text:style-name="T5">1</text:span><text:span text:style-name="T11">er </text:span><text:span text:style-name="T5">passage </text:span></text:p>
            <text:p text:style-name="P24"><text:span text:style-name="T24"><draw:control text:anchor-type="as-char" draw:z-index="27" draw:style-name="gr1" draw:text-style-name="P57" svg:width="0.412cm" svg:height="0.324cm" draw:control="control28"/></text:span><text:span text:style-name="T24"> Maintien <text:s text:c="32"/></text:span><text:span text:style-name="T24"><draw:control text:anchor-type="as-char" draw:z-index="28" draw:style-name="gr1" draw:text-style-name="P57" svg:width="0.412cm" svg:height="0.324cm" draw:control="control29"/></text:span><text:span text:style-name="T24"> Délai supplémentaire</text:span></text:p>
            <text:p text:style-name="P25"><draw:control text:anchor-type="as-char" draw:z-index="29" draw:style-name="gr1" draw:text-style-name="P57" svg:width="0.412cm" svg:height="0.324cm" draw:control="control30"/> Report pour complément <text:s text:c="6"/><draw:control text:anchor-type="as-char" draw:z-index="30" draw:style-name="gr1" draw:text-style-name="P57" svg:width="0.412cm" svg:height="0.324cm" draw:control="control31"/> Sanction 100 €  </text:p>
            <text:p text:style-name="P25"><text:s text:c="6"/>d’information <text:s text:c="4"/></text:p>
            <text:p text:style-name="P26"><text:s text:c="7"/><text:span text:style-name="T2"><draw:control text:anchor-type="as-char" draw:z-index="58" draw:style-name="gr1" draw:text-style-name="P57" svg:width="0.412cm" svg:height="0.324cm" draw:control="control59"/></text:span><text:span text:style-name="T17">2</text:span><text:span text:style-name="T12">nd</text:span><text:span text:style-name="T17"> premier passage</text:span></text:p>
            <text:p text:style-name="P25"><draw:control text:anchor-type="as-char" draw:z-index="31" draw:style-name="gr1" draw:text-style-name="P57" svg:width="0.412cm" svg:height="0.324cm" draw:control="control32"/>Maintien <text:s text:c="33"/><draw:control text:anchor-type="as-char" draw:z-index="32" draw:style-name="gr1" draw:text-style-name="P57" svg:width="0.412cm" svg:height="0.324cm" draw:control="control33"/>Sanction 100 €  </text:p>
            <text:p text:style-name="P8"/>
            <text:p text:style-name="P26"><text:s text:c="6"/><text:span text:style-name="T2"><draw:control text:anchor-type="as-char" draw:z-index="59" draw:style-name="gr1" draw:text-style-name="P57" svg:width="0.412cm" svg:height="0.324cm" draw:control="control60"/></text:span> <text:span text:style-name="T17">2</text:span><text:span text:style-name="T12">nd</text:span><text:span text:style-name="T17"> passage</text:span></text:p>
            <text:p text:style-name="P25"><draw:control text:anchor-type="as-char" draw:z-index="33" draw:style-name="gr1" draw:text-style-name="P57" svg:width="0.412cm" svg:height="0.324cm" draw:control="control34"/>Maintien <text:s text:c="33"/><draw:control text:anchor-type="as-char" draw:z-index="34" draw:style-name="gr1" draw:text-style-name="P57" svg:width="0.412cm" svg:height="0.324cm" draw:control="control35"/>Suspension partielle </text:p>
            <text:p text:style-name="P25"><text:span text:style-name="T5"><draw:control text:anchor-type="as-char" draw:z-index="35" draw:style-name="gr1" draw:text-style-name="P57" svg:width="0.412cm" svg:height="0.324cm" draw:control="control36"/></text:span><text:span text:style-name="T7">Suspension totale</text:span></text:p>
            <text:p text:style-name="P29"/>
            <text:p text:style-name="P9"><text:span text:style-name="T13">Commentaire:</text:span><text:span text:style-name="T16"> <text:s text:c="54"/></text:span><text:span text:style-name="T13">Date / Sign</text:span><text:span text:style-name="T14">atur</text:span><text:span text:style-name="T15">e</text:span>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363cm" fo:margin-bottom="1cm" fo:margin-left="1cm" fo:margin-right="1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Landscape"/>
    <style:master-page style:name="HTML" style:page-layout-name="Mpm2"/>
    <style:master-page style:name="Landscap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nda baitech</meta:initial-creator>
    <meta:creation-date>2014-04-23T16:33:20.52</meta:creation-date>
    <meta:generator>LibreOffice/4.3.2.2$Windows_x86 LibreOffice_project/edfb5295ba211bd31ad47d0bad0118690f76407d</meta:generator>
    <dc:date>2015-06-30T11:44:46.070000000</dc:date>
    <dc:creator>linda baitech</dc:creator>
    <meta:editing-duration>P1DT4H52M12S</meta:editing-duration>
    <meta:editing-cycles>60</meta:editing-cycles>
    <meta:printed-by>linda baitech</meta:printed-by>
    <meta:print-date>2014-04-25T14:32:52.83</meta:print-date>
    <meta:document-statistic meta:table-count="2" meta:image-count="0" meta:object-count="0" meta:page-count="3" meta:paragraph-count="119" meta:word-count="435" meta:character-count="3487" meta:non-whitespace-character-count="2297"/>
  </office:meta>
</office:document-meta>
</file>